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000000" draw:marker-start="Dimension_20_Lines" draw:marker-start-width="0.3cm" draw:marker-end="Linienspitzen_20_4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05cm" svg:stroke-color="#000000" draw:marker-start-width="0.28cm" draw:marker-end="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0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ouble_20_Dash" svg:stroke-width="0.05cm" svg:stroke-color="#000000" draw:marker-start-width="0.28cm" draw:marker-end="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2cm" draw:transform="rotate (-0.261799387799149) translate (24.695cm 1.139cm)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5cm" svg:height="12cm" svg:x="23.711cm" svg:y="0.99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" draw:text-style-name="P3" draw:layer="layout" svg:width="0.5cm" svg:height="0.5cm" svg:x="23.711cm" svg:y="13.04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5cm" svg:height="0.5cm" svg:x="23.711cm" svg:y="4.42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4" draw:layer="layout" svg:x1="23.781cm" svg:y1="7.149cm" svg:x2="24.131cm" svg:y2="6.799cm">
              <text:p/>
            </draw:line>
            <draw:line draw:style-name="gr4" draw:text-style-name="P4" draw:layer="layout" svg:x1="24.131cm" svg:y1="7.149cm" svg:x2="23.781cm" svg:y2="6.799cm">
              <text:p/>
            </draw:line>
          </draw:g>
        </draw:g>
        <draw:line draw:style-name="gr5" draw:text-style-name="P4" draw:layer="layout" svg:x1="24.525cm" svg:y1="4.46cm" svg:x2="24.525cm" svg:y2="3.56cm">
          <text:p/>
        </draw:line>
        <draw:line draw:style-name="gr5" draw:text-style-name="P4" draw:layer="layout" svg:x1="24.525cm" svg:y1="4.763cm" svg:x2="24.525cm" svg:y2="5.663cm">
          <text:p/>
        </draw:line>
        <draw:g>
          <svg:title>TexMaths</svg:title>
          <svg:desc>16§latex§$S$§svg§600§TRUE§</svg:desc>
          <draw:g>
            <draw:path draw:style-name="gr6" draw:text-style-name="P5" draw:layer="layout" svg:width="0.332cm" svg:height="0.407cm" svg:x="25.989cm" svg:y="6.822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<text:p/>
            </draw:path>
          </draw:g>
        </draw:g>
        <draw:line draw:style-name="gr7" draw:text-style-name="P4" draw:layer="layout" svg:x1="24.114cm" svg:y1="7cm" svg:x2="25.814cm" svg:y2="7cm">
          <text:p/>
        </draw:line>
        <draw:g>
          <svg:title>TexMaths</svg:title>
          <svg:desc>16§latex§$A'$§svg§600§TRUE§</svg:desc>
          <draw:g>
            <draw:path draw:style-name="gr6" draw:text-style-name="P5" draw:layer="layout" svg:width="0.383cm" svg:height="0.399cm" svg:x="25.813cm" svg:y="4.782cm" svg:viewBox="0 0 384 400" svg:d="M81 335c-22 38-44 46-68 47-7 0-13 0-13 11 0 4 3 7 8 7 16 0 32-2 48-2 19 0 38 2 56 2 3 0 11 0 11-11 0-7-5-7-10-7-13-1-25-6-25-19 0-8 3-13 8-21 13-23 27-47 41-71 47 0 95 0 142 0 0 11 8 87 8 92 0 18-29 19-40 19-8 0-14 0-14 11 0 7 5 5 8 7 24 0 48-2 70-2 14 0 49 2 64 2 3 0 9 0 9-11 0-7-5-7-13-7-35 0-35-4-36-20-11-117-23-233-34-349-1-11-1-13-11-13-8 0-11 3-14 10-65 108-130 216-195 325zM148 253c37-61 74-123 110-185 6 62 12 124 18 185-43 0-85 0-128 0z">
              <text:p/>
            </draw:path>
            <draw:path draw:style-name="gr6" draw:text-style-name="P5" draw:layer="layout" svg:width="0.098cm" svg:height="0.201cm" svg:x="26.232cm" svg:y="4.76cm" svg:viewBox="0 0 99 202" svg:d="M96 35c3-8 3-11 3-13 0-12-11-22-24-22-14 0-19 13-21 19-17 56-35 113-52 169 0 2-1 4-2 6 0 5 13 8 16 8 2 0 3 0 5-6 25-54 50-107 75-161z">
              <text:p/>
            </draw:path>
          </draw:g>
        </draw:g>
        <draw:line draw:style-name="gr7" draw:text-style-name="P4" draw:layer="layout" svg:x1="23.3cm" svg:y1="4.96cm" svg:x2="25.7cm" svg:y2="4.96cm">
          <text:p/>
        </draw:line>
        <draw:g>
          <draw:g>
            <draw:custom-shape draw:style-name="gr1" draw:text-style-name="P1" draw:layer="layout" svg:width="0.5cm" svg:height="12cm" draw:transform="rotate (-0.261799387799149) translate (5.995cm 5.0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4" draw:layer="layout" svg:x1="6.85cm" svg:y1="13.55cm" svg:x2="6.85cm" svg:y2="14.45cm">
          <text:p/>
        </draw:line>
        <draw:path draw:style-name="gr8" draw:text-style-name="P4" draw:layer="layout" svg:width="7.986cm" svg:height="7.566cm" draw:transform="skewX (-6.16404390468304E-017) rotate (-0.758345559991536) translate (5.8525665285837cm 11.8580483132058cm)" svg:viewBox="0 0 7987 7567" svg:d="M0 7565c3534 96 8072-4203 7986-7565">
          <text:p/>
        </draw:path>
        <draw:frame draw:style-name="gr9" draw:text-style-name="P7" draw:layer="layout" svg:width="7.2cm" svg:height="0.878cm" svg:x="11.55cm" svg:y="4.1cm">
          <draw:text-box>
            <text:p text:style-name="P6"><text:span text:style-name="T1">F</text:span><text:span text:style-name="T1">e</text:span><text:span text:style-name="T1">s</text:span><text:span text:style-name="T1">t</text:span><text:span text:style-name="T1">e</text:span><text:span text:style-name="T1">r</text:span><text:span text:style-name="T1"> </text:span><text:span text:style-name="T1">A</text:span><text:span text:style-name="T1">u</text:span><text:span text:style-name="T1">f</text:span><text:span text:style-name="T1">l</text:span><text:span text:style-name="T1">a</text:span><text:span text:style-name="T1">g</text:span><text:span text:style-name="T1">e</text:span><text:span text:style-name="T1">k</text:span><text:span text:style-name="T1">e</text:span><text:span text:style-name="T1">i</text:span><text:span text:style-name="T1">l</text:span></text:p>
          </draw:text-box>
        </draw:frame>
        <draw:line draw:style-name="gr10" draw:text-style-name="P4" draw:layer="layout" svg:x1="6.6cm" svg:y1="4.5cm" svg:x2="11.6cm" svg:y2="4.5cm">
          <text:p/>
        </draw:line>
        <draw:line draw:style-name="gr10" draw:text-style-name="P4" draw:layer="layout" svg:x1="6.6cm" svg:y1="8.08cm" svg:x2="11.6cm" svg:y2="8.08cm">
          <text:p/>
        </draw:line>
        <draw:frame draw:style-name="gr9" draw:text-style-name="P7" draw:layer="layout" svg:width="3.45cm" svg:height="0.878cm" svg:x="11.55cm" svg:y="7.6cm">
          <draw:text-box>
            <text:p text:style-name="P6"><text:span text:style-name="T1">Pendelstab</text:span></text:p>
          </draw:text-box>
        </draw:frame>
        <draw:frame draw:style-name="gr9" draw:text-style-name="P7" draw:layer="layout" svg:width="7.2cm" svg:height="0.878cm" svg:x="11.437cm" svg:y="13cm">
          <draw:text-box>
            <text:p text:style-name="P6"><text:span text:style-name="T1">B</text:span><text:span text:style-name="T1">e</text:span><text:span text:style-name="T1">w</text:span><text:span text:style-name="T1">e</text:span><text:span text:style-name="T1">g</text:span><text:span text:style-name="T1">l</text:span><text:span text:style-name="T1">i</text:span><text:span text:style-name="T1">c</text:span><text:span text:style-name="T1">h</text:span><text:span text:style-name="T1">e</text:span><text:span text:style-name="T1">r</text:span><text:span text:style-name="T1"> </text:span><text:span text:style-name="T1">A</text:span><text:span text:style-name="T1">u</text:span><text:span text:style-name="T1">f</text:span><text:span text:style-name="T1">l</text:span><text:span text:style-name="T1">a</text:span><text:span text:style-name="T1">g</text:span><text:span text:style-name="T1">e</text:span><text:span text:style-name="T1">k</text:span><text:span text:style-name="T1">e</text:span><text:span text:style-name="T1">i</text:span><text:span text:style-name="T1">l</text:span></text:p>
          </draw:text-box>
        </draw:frame>
        <draw:line draw:style-name="gr5" draw:text-style-name="P4" draw:layer="layout" svg:x1="6.85cm" svg:y1="13.247cm" svg:x2="6.85cm" svg:y2="12.347cm">
          <text:p/>
        </draw:line>
        <draw:g>
          <svg:title>TexMaths</svg:title>
          <svg:desc>16§latex§$P$§svg§600§TRUE§</svg:desc>
          <draw:g>
            <draw:path draw:style-name="gr6" draw:text-style-name="P5" draw:layer="layout" svg:width="0.399cm" svg:height="0.381cm" svg:x="14.797cm" svg:y="7.847cm" svg:viewBox="0 0 400 382" svg:d="M147 205c32 0 64 0 96 0 79 0 157-58 157-120 0-43-37-85-110-85-61 0-121 0-181 0-11 0-18 0-18 11 0 7 5 7 16 7 8 0 18 0 24 1 10 0 13 2 13 8 0 3 0 5-2 11-25 101-50 201-75 301-6 21-8 25-51 25-10 0-16 0-16 12 0 6 6 6 8 6 16 0 56-2 72-2 11 0 24 0 35 0 13 0 26 2 37 2 3 0 11 0 11-11 0-7-5-7-16-7-21 0-37 0-37-9 0-3 2-7 2-10 12-47 23-94 35-140zM187 38c5-19 7-20 31-20 18 0 36 0 54 0 46 0 75 14 75 52 0 23-11 71-32 91-29 26-62 29-86 29-27 0-54 0-80 0 13-50 25-101 38-152z">
              <text:p/>
            </draw:path>
          </draw:g>
        </draw:g>
        <draw:g>
          <svg:title>TexMaths</svg:title>
          <svg:desc>16§latex§$K$§svg§600§TRUE§</svg:desc>
          <draw:g>
            <draw:path draw:style-name="gr6" draw:text-style-name="P5" draw:layer="layout" svg:width="0.474cm" svg:height="0.38cm" svg:x="16.401cm" svg:y="4.322cm" svg:viewBox="0 0 475 381" svg:d="M263 156c0-1-3-6-3-8 0-1 11-9 16-12 33-26 66-52 99-77 52-38 73-40 91-41 4-2 9-2 9-12 0-3-2-6-6-6-13 0-26 2-40 2-19 0-42-2-62-2-4 0-10 0-10 11 0 3 3 5 6 7 13 1 18 3 18 11 0 9-18 24-21 25-72 56-144 112-217 168 15-60 30-119 45-179 5-21 6-25 46-25 15 0 19 0 19-12 0-4-4-6-7-6-16 0-56 2-72 2s-56-2-72-2c-3 0-11 0-11 11 0 7 5 7 16 7 8 0 17 0 25 1 8 0 11 2 11 8 0 3 0 5-1 11-25 100-50 200-75 300-6 21-6 25-51 25-10 0-16 0-16 12 0 6 6 6 10 6 14 0 54-2 70-2 11 0 24 0 35 0 13 0 25 2 36 2 5 0 12 0 12-11 0-7-5-7-16-7-21 0-35 0-35-9 0-5 3-16 4-26 8-28 15-57 23-86 27-21 55-43 83-65 21 50 42 100 63 150 8 16 8 16 8 19 0 17-24 17-30 17-5 0-11 0-11 12 0 6 6 6 8 6 22 0 44-2 67-2 13 0 43 2 56 2 1 0 9 0 9-11 0-7-6-7-11-7-22 0-30-4-38-25-27-61-53-121-80-182z">
              <text:p/>
            </draw:path>
          </draw:g>
        </draw:g>
        <draw:g>
          <svg:title>TexMaths</svg:title>
          <svg:desc>16§latex§$K'$§svg§600§TRUE§</svg:desc>
          <draw:g>
            <draw:path draw:style-name="gr6" draw:text-style-name="P5" draw:layer="layout" svg:width="0.476cm" svg:height="0.38cm" svg:x="17.801cm" svg:y="13.262cm" svg:viewBox="0 0 477 381" svg:d="M263 156c0-1-1-6-1-8 0-1 9-9 16-12 32-26 64-51 97-77 53-38 75-40 91-41 5-2 11-2 11-12 0-3-3-6-6-6-13 0-27 2-40 2-21 0-43-2-62-2-5 0-12 0-12 11 0 3 4 5 7 7 13 0 17 3 17 11 0 9-16 22-19 25-73 56-146 112-218 168 14-60 29-119 44-179 5-21 7-25 47-25 14 0 19 0 19-12 0-4-4-6-8-6-15 0-56 2-71 2-17 0-55-2-73-2-3 0-11 0-11 11 0 7 6 7 17 7 7 0 16 0 24 0 8 1 12 3 12 9 0 2 0 5-2 11-25 100-50 200-75 300-5 21-6 26-51 26-10 0-16 0-16 11 0 6 8 6 10 6 14 0 54-1 70-1 11 0 24 0 35 0 13 0 25 1 37 1 4 0 11 0 11-11 0-6-5-6-16-6-19 0-35 0-35-10 0-5 3-16 4-25 8-29 15-58 23-88 27-21 55-43 83-64 22 50 43 100 65 150 7 14 7 16 7 19 0 18-24 18-29 18-7 0-13 0-13 11 0 6 6 6 8 6 22 0 46-1 69-1 11 0 41 1 54 1 3 0 9 0 9-11 0-6-6-6-11-6-22 0-30-5-38-26-27-61-53-121-80-182z">
              <text:p/>
            </draw:path>
            <draw:path draw:style-name="gr6" draw:text-style-name="P5" draw:layer="layout" svg:width="0.098cm" svg:height="0.202cm" svg:x="18.313cm" svg:y="13.222cm" svg:viewBox="0 0 99 203" svg:d="M96 33c3-6 3-9 3-12 0-11-11-21-22-21-16 0-21 13-23 19-17 56-34 113-51 169-1 0-3 5-3 7 0 3 13 8 16 8s3-2 6-7c25-54 49-108 74-163z">
              <text:p/>
            </draw:path>
          </draw:g>
        </draw:g>
        <draw:g>
          <svg:title>TexMaths</svg:title>
          <svg:desc>16§latex§$A$§svg§600§TRUE§</svg:desc>
          <draw:g>
            <draw:path draw:style-name="gr6" draw:text-style-name="P5" draw:layer="layout" svg:width="0.381cm" svg:height="0.399cm" svg:x="3.499cm" svg:y="4.751cm" svg:viewBox="0 0 382 400" svg:d="M81 336c-22 37-44 45-68 46-8 0-13 0-13 12 0 3 3 6 8 6 14 0 32-2 48-2 17 0 38 2 55 2 4 0 10 0 10-11 0-7-5-7-8-7-13-1-27-4-27-19 0-6 5-12 8-20 14-24 29-48 43-72 47 0 93 0 140 0 0 11 8 88 8 94 0 16-29 17-40 17-8 0-13 0-13 12 0 6 7 6 8 6 23 0 47-2 69-2 14 0 49 2 64 2 3 0 9 0 9-11 0-7-5-7-13-7-35 0-35-3-36-19-11-117-23-233-34-350-1-11-1-13-11-13-8 0-11 3-14 10-64 108-129 217-193 326zM148 253c36-61 72-123 108-184 7 61 13 123 19 184-42 0-84 0-127 0z">
              <text:p/>
            </draw:path>
          </draw:g>
        </draw:g>
        <draw:line draw:style-name="gr7" draw:text-style-name="P4" draw:layer="layout" svg:x1="4cm" svg:y1="4.96cm" svg:x2="6.1cm" svg:y2="4.96cm">
          <text:p/>
        </draw:line>
        <draw:g>
          <draw:custom-shape draw:style-name="gr2" draw:text-style-name="P2" draw:layer="layout" svg:width="0.5cm" svg:height="12cm" svg:x="6.01cm" svg:y="4.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5cm" svg:height="0.5cm" svg:x="6.01cm" svg:y="4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5cm" svg:height="0.5cm" svg:x="6.01cm" svg:y="13.02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4" draw:layer="layout" svg:x1="6.08cm" svg:y1="10.8cm" svg:x2="6.43cm" svg:y2="11.15cm">
              <text:p/>
            </draw:line>
            <draw:line draw:style-name="gr4" draw:text-style-name="P4" draw:layer="layout" svg:x1="6.43cm" svg:y1="10.8cm" svg:x2="6.08cm" svg:y2="11.15cm">
              <text:p/>
            </draw:line>
          </draw:g>
        </draw:g>
        <draw:g>
          <svg:title>TexMaths</svg:title>
          <svg:desc>16§latex§$S$§svg§600§TRUE§</svg:desc>
          <draw:g>
            <draw:path draw:style-name="gr6" draw:text-style-name="P5" draw:layer="layout" svg:width="0.332cm" svg:height="0.407cm" svg:x="3.613cm" svg:y="10.72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<text:p/>
            </draw:path>
          </draw:g>
        </draw:g>
        <draw:line draw:style-name="gr7" draw:text-style-name="P4" draw:layer="layout" svg:x1="4cm" svg:y1="10.96cm" svg:x2="6.15cm" svg:y2="10.96cm">
          <text:p/>
        </draw:line>
        <draw:g>
          <svg:title>TexMaths</svg:title>
          <svg:desc>16§latex§$d$§svg§600§TRUE§</svg:desc>
          <draw:g>
            <draw:path draw:style-name="gr6" draw:text-style-name="P5" draw:layer="layout" svg:width="0.263cm" svg:height="0.393cm" svg:x="4.798cm" svg:y="8.582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line draw:style-name="gr11" draw:text-style-name="P4" draw:layer="layout" svg:x1="4.925cm" svg:y1="4.96cm" svg:x2="23.324cm" svg:y2="4.96cm">
          <text:p/>
        </draw:line>
        <draw:path draw:style-name="gr8" draw:text-style-name="P4" draw:layer="layout" svg:width="7.986cm" svg:height="7.566cm" draw:transform="skewX (6.16404390468305E-017) rotate (-0.758345559991536) translate (23.4525665285837cm 11.9430483132058cm)" svg:viewBox="0 0 7987 7567" svg:d="M0 7565c3534 96 8072-4203 7986-7565">
          <text:p/>
        </draw:path>
        <draw:frame draw:style-name="gr9" draw:text-style-name="P7" draw:layer="layout" svg:width="8.95cm" svg:height="0.878cm" svg:x="1.45cm" svg:y="20.4cm">
          <draw:text-box>
            <text:p text:style-name="P6"><text:span text:style-name="T1">R</text:span><text:span text:style-name="T1">e</text:span><text:span text:style-name="T1">v</text:span><text:span text:style-name="T1">er</text:span><text:span text:style-name="T1">si</text:span><text:span text:style-name="T1">o</text:span><text:span text:style-name="T1">n</text:span><text:span text:style-name="T1">s</text:span><text:span text:style-name="T1">p</text:span><text:span text:style-name="T1">e</text:span><text:span text:style-name="T1">n</text:span><text:span text:style-name="T1">d</text:span><text:span text:style-name="T1">el </text:span><text:span text:style-name="T1">a</text:span><text:span text:style-name="T1">uf </text:span><text:span text:style-name="T1"><text:s text:c="4"/></text:span><text:span text:style-name="T1"><text:s/></text:span><text:span text:style-name="T1">g</text:span><text:span text:style-name="T1">el</text:span><text:span text:style-name="T1">a</text:span><text:span text:style-name="T1">g</text:span><text:span text:style-name="T1">er</text:span><text:span text:style-name="T1">t</text:span></text:p>
          </draw:text-box>
        </draw:frame>
        <draw:g>
          <svg:title>TexMaths</svg:title>
          <svg:desc>16§latex§$K_{0}$§svg§600§TRUE§</svg:desc>
          <draw:g>
            <draw:path draw:style-name="gr6" draw:text-style-name="P5" draw:layer="layout" svg:width="0.475cm" svg:height="0.38cm" svg:x="7.3cm" svg:y="20.66cm" svg:viewBox="0 0 476 381" svg:d="M263 156c0-1-1-6-1-8 5-4 9-8 16-12 32-25 65-50 97-75 53-40 75-42 91-43 5 0 10-2 10-12 0-3-2-6-5-6-13 0-27 2-40 2-21 0-43-2-62-2-5 0-11 0-11 11 0 3 3 7 6 7 13 1 18 3 18 11 0 11-16 24-20 25-73 57-145 113-218 169 15-60 29-120 44-180 5-21 7-25 47-25 14 0 19 0 19-12 0-4-3-6-8-6-15 0-56 2-70 2-18 0-56-2-74-2-3 0-11 0-11 11 0 7 6 7 18 7 6 0 16 0 23 1 8 0 12 2 12 8 0 3 0 5-2 11-25 100-50 200-75 300-6 23-6 27-51 27-10 0-16 0-16 10 0 6 8 6 10 6 14 0 54-1 70-1 11 0 24 1 35 1 13 0 25 0 37 0 4 0 11 0 11-11 0-5-5-5-16-5-21 0-35 0-35-11 0-3 3-16 5-24 8-28 14-59 22-87 28-22 55-44 83-66 22 50 44 100 65 150 7 16 7 18 7 21 0 16-24 17-29 17-6 0-13 0-13 12 0 4 7 4 8 4 23 0 46-1 69-1 11 0 41 1 54 1 3 0 10 0 10-11 0-5-7-5-11-5-23-1-31-6-39-25-26-61-53-122-80-184z">
              <text:p/>
            </draw:path>
            <draw:path draw:style-name="gr6" draw:text-style-name="P5" draw:layer="layout" svg:width="0.181cm" svg:height="0.267cm" svg:x="7.774cm" svg:y="20.866cm" svg:viewBox="0 0 182 268" svg:d="M182 136c0-43-5-75-22-102-13-18-37-34-69-34-91 0-91 108-91 136s0 132 91 132 91-105 91-132zM91 257c-18 0-42-11-49-43-5-22-5-54-5-83s0-59 5-80c7-32 33-40 49-40 21 0 41 13 49 35 5 23 7 50 7 85 0 29 0 57-5 81-8 37-35 45-51 45z">
              <text:p/>
            </draw:path>
          </draw:g>
        </draw:g>
        <draw:frame draw:style-name="gr9" draw:text-style-name="P7" draw:layer="layout" svg:width="8.95cm" svg:height="0.878cm" svg:x="18.85cm" svg:y="20.4cm">
          <draw:text-box>
            <text:p text:style-name="P6"><text:span text:style-name="T1">R</text:span><text:span text:style-name="T1">e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s</text:span><text:span text:style-name="T1">p</text:span><text:span text:style-name="T1">e</text:span><text:span text:style-name="T1">n</text:span><text:span text:style-name="T1">d</text:span><text:span text:style-name="T1">e</text:span><text:span text:style-name="T1">l </text:span><text:span text:style-name="T1">a</text:span><text:span text:style-name="T1">u</text:span><text:span text:style-name="T1">f </text:span><text:span text:style-name="T1"><text:s text:c="2"/></text:span><text:span text:style-name="T1"><text:s text:c="2"/></text:span><text:span text:style-name="T1"><text:s/></text:span><text:span text:style-name="T1">g</text:span><text:span text:style-name="T1">e</text:span><text:span text:style-name="T1">l</text:span><text:span text:style-name="T1">a</text:span><text:span text:style-name="T1">g</text:span><text:span text:style-name="T1">e</text:span><text:span text:style-name="T1">r</text:span><text:span text:style-name="T1">t</text:span></text:p>
          </draw:text-box>
        </draw:frame>
        <draw:g>
          <svg:title>TexMaths</svg:title>
          <svg:desc>16§latex§$K_{1}$§svg§600§TRUE§</svg:desc>
          <draw:g>
            <draw:path draw:style-name="gr6" draw:text-style-name="P5" draw:layer="layout" svg:width="0.474cm" svg:height="0.381cm" svg:x="24.7cm" svg:y="20.66cm" svg:viewBox="0 0 475 382" svg:d="M263 156c-1-1-3-6-3-8 5-4 10-8 16-12 32-25 65-50 97-75 53-40 75-42 91-43 5 0 11-2 11-12 0-1-1-6-6-6-13 0-27 2-40 2-21 0-41-2-62-2-3 0-11 0-11 11 0 5 3 7 8 7 11 1 16 3 16 11 0 11-16 24-19 25-73 57-146 113-219 169 15-60 30-120 45-180 4-19 6-25 48-25 12 0 19 0 19-12 0-4-5-6-8-6-16 0-56 2-72 2s-56-2-72-2c-5 0-11 0-11 11 0 7 5 7 16 7 6 0 17 0 24 1 8 0 13 2 13 8 0 3-2 5-4 11-25 100-50 200-75 300-4 23-6 26-51 26-9 0-14 0-14 11 0 7 6 7 8 7 16 0 54-2 70-2 13 0 24 2 37 2 11 0 24 0 35 0 5 0 11 0 11-12 0-6-5-6-14-6-21 0-37 0-37-10 0-3 3-16 5-24 8-28 14-59 22-87 28-22 56-44 83-66 22 50 44 100 66 150 6 16 6 16 6 21 0 16-24 16-29 16-6 0-13 0-13 11 0 7 7 7 8 7 23 0 47-2 69-2 13 0 42 2 54 2 3 0 10 0 10-12 0-6-5-6-11-6-23 0-29-5-39-24-26-61-52-122-78-184z">
              <text:p/>
            </draw:path>
            <draw:path draw:style-name="gr6" draw:text-style-name="P5" draw:layer="layout" svg:width="0.141cm" svg:height="0.259cm" svg:x="25.196cm" svg:y="20.866cm" svg:viewBox="0 0 142 260" svg:d="M88 11c0-11-2-11-11-11-26 26-61 26-77 26 0 4 0 9 0 14 8 0 35 0 56-11 0 66 0 133 0 199 0 13 0 18-38 18-6 0-11 0-16 0 0 5 0 9 0 14 8 0 55-1 70-1 13 0 60 1 70 1 0-5 0-9 0-14-5 0-11 0-16 0-38 0-38-5-38-18 0-72 0-144 0-217z">
              <text:p/>
            </draw:path>
          </draw:g>
        </draw:g>
        <draw:g>
          <svg:title>TexMaths</svg:title>
          <svg:desc>16§latex§$\Theta'$§svg§600§TRUE§</svg:desc>
          <draw:g>
            <draw:path draw:style-name="gr6" draw:text-style-name="P5" draw:layer="layout" svg:width="0.371cm" svg:height="0.406cm" svg:x="22.973cm" svg:y="1.171cm" svg:viewBox="0 0 372 407" svg:d="M372 204c0-113-85-204-187-204-100 0-185 89-185 204s86 203 185 203c102 0 187-89 187-203zM185 394c-54 0-131-48-131-190s77-191 131-191c56 0 133 51 133 191 0 144-80 190-133 190zM286 163c-5 0-10 0-15 0 0 6 0 13 0 19-57 0-115 0-172 0 0-6 0-13 0-19-4 0-9 0-13 0 0 27 0 54 0 81 4 0 9 0 13 0 0-6 0-13 0-19 57 0 115 0 172 0 0 6 0 13 0 19 5 0 10 0 15 0 0-27 0-54 0-81z">
              <text:p/>
            </draw:path>
            <draw:path draw:style-name="gr6" draw:text-style-name="P5" draw:layer="layout" svg:width="0.098cm" svg:height="0.202cm" svg:x="23.394cm" svg:y="1.144cm" svg:viewBox="0 0 99 203" svg:d="M96 34c3-7 3-10 3-12 0-12-11-22-24-22-14 0-19 13-21 19-17 57-34 113-51 169-1 0-3 5-3 7 0 5 13 8 16 8s3 0 6-7c25-54 49-108 74-162z">
              <text:p/>
            </draw:path>
          </draw:g>
        </draw:g>
        <draw:g>
          <svg:title>TexMaths</svg:title>
          <svg:desc>16§latex§$\Theta$§svg§600§TRUE§</svg:desc>
          <draw:g>
            <draw:path draw:style-name="gr6" draw:text-style-name="P5" draw:layer="layout" svg:width="0.37cm" svg:height="0.407cm" svg:x="5.274cm" svg:y="4.344cm" svg:viewBox="0 0 371 408" svg:d="M371 205c0-114-85-205-185-205-101 0-186 90-186 205s85 203 186 203c100 0 185-90 185-203zM186 395c-56 0-133-48-133-190 0-144 78-192 133-192s131 51 131 192c0 144-79 190-131 190zM285 163c-5 0-10 0-15 0 0 7 0 13 0 19-57 0-114 0-171 0 0-6 0-12 0-19-5 0-9 0-14 0 0 27 0 55 0 82 5 0 9 0 14 0 0-7 0-13 0-19 57 0 114 0 171 0 0 6 0 12 0 19 5 0 10 0 15 0 0-27 0-55 0-82z">
              <text:p/>
            </draw:path>
          </draw:g>
        </draw:g>
        <draw:line draw:style-name="gr12" draw:text-style-name="P4" draw:layer="layout" svg:x1="24.825cm" svg:y1="12.9cm" svg:x2="24.825cm" svg:y2="5.1cm">
          <text:p/>
        </draw:line>
        <draw:g>
          <svg:title>TexMaths</svg:title>
          <svg:desc>16§latex§$d$§svg§600§TRUE§</svg:desc>
          <draw:g>
            <draw:path draw:style-name="gr6" draw:text-style-name="P5" draw:layer="layout" svg:width="0.263cm" svg:height="0.393cm" svg:x="25.073cm" svg:y="8.682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line draw:style-name="gr12" draw:text-style-name="P4" draw:layer="layout" svg:x1="5.25cm" svg:y1="12.88cm" svg:x2="5.25cm" svg:y2="5.1cm">
          <text:p/>
        </draw:line>
        <draw:line draw:style-name="gr10" draw:text-style-name="P4" draw:layer="layout" svg:x1="6.6cm" svg:y1="13.4cm" svg:x2="11.6cm" svg:y2="13.4cm">
          <text:p/>
        </draw:line>
        <draw:line draw:style-name="gr12" draw:text-style-name="P4" draw:layer="layout" svg:x1="4.55cm" svg:y1="10.88cm" svg:x2="4.55cm" svg:y2="5.1cm">
          <text:p/>
        </draw:line>
        <draw:g>
          <svg:title>TexMaths</svg:title>
          <svg:desc>16§latex§$s$§svg§600§FALSE§</svg:desc>
          <draw:g>
            <draw:path draw:style-name="gr13" draw:text-style-name="P8" draw:layer="layout" svg:width="0.176cm" svg:height="0.193cm" svg:x="4.102cm" svg:y="7.852cm" svg:viewBox="0 0 177 194" svg:d="M0 0c59 0 118 0 177 0 0 65 0 129 0 194-59 0-118 0-177 0 0-65 0-129 0-194z">
              <text:p/>
            </draw:path>
            <draw:path draw:style-name="gr6" draw:text-style-name="P5" draw:layer="layout" svg:width="0.204cm" svg:height="0.25cm" svg:x="4.102cm" svg:y="7.823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line draw:style-name="gr11" draw:text-style-name="P4" draw:layer="layout" svg:x1="4.025cm" svg:y1="12.96cm" svg:x2="25.924cm" svg:y2="12.96cm">
          <text:p/>
        </draw:line>
        <draw:line draw:style-name="gr12" draw:text-style-name="P4" draw:layer="layout" svg:x1="25.525cm" svg:y1="12.88cm" svg:x2="25.525cm" svg:y2="7.1cm">
          <text:p/>
        </draw:line>
        <draw:g>
          <svg:title>TexMaths</svg:title>
          <svg:desc>16§latex§$s$§svg§600§FALSE§</svg:desc>
          <draw:g>
            <draw:path draw:style-name="gr13" draw:text-style-name="P8" draw:layer="layout" svg:width="0.176cm" svg:height="0.193cm" svg:x="25.777cm" svg:y="9.752cm" svg:viewBox="0 0 177 194" svg:d="M0 0c59 0 118 0 177 0 0 65 0 129 0 194-59 0-118 0-177 0 0-65 0-129 0-194z">
              <text:p/>
            </draw:path>
            <draw:path draw:style-name="gr6" draw:text-style-name="P5" draw:layer="layout" svg:width="0.204cm" svg:height="0.25cm" svg:x="25.777cm" svg:y="9.723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4T01:02:04.020204575</dc:date>
    <meta:editing-duration>PT9H17M29S</meta:editing-duration>
    <meta:editing-cycles>38</meta:editing-cycles>
    <meta:generator>LibreOffice/7.3.7.2$Linux_X86_64 LibreOffice_project/30$Build-2</meta:generator>
    <meta:document-statistic meta:object-count="94"/>
  </office:meta>
</office:document-meta>
</file>